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ckquote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quote.setCite( Element c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quote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quote.blockquote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quote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quote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quote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quote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quote.blockquo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lockquote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quote.blockquote( String element , Element c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quote.blockquote( String element , String c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quote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quote.blockquote( Element element , String c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quote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quote.blockquote( Element element , Element c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quote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quote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lockquote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quote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quote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quote.setCite( String c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quote.blockquote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quote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quote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